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NewRomanPSMT" svg:font-family="TimesNewRomanPSMT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margin-top="0.1666in" fo:line-height="150%"/>
    </style:style>
    <style:style style:name="T6" style:parent-style-name="Основнойшрифтабзаца" style:family="text">
      <style:text-properties style:font-name="Times New Roman" style:font-name-complex="Times New Roman"/>
    </style:style>
    <style:style style:name="P7" style:parent-style-name="Standard" style:family="paragraph">
      <style:text-properties style:font-name="Times New Roman" style:font-name-complex="Times New Roman"/>
    </style:style>
    <style:style style:name="P8" style:parent-style-name="Standard" style:family="paragraph">
      <style:text-properties style:font-name="Times New Roman" style:font-name-complex="Times New Roman"/>
    </style:style>
    <style:style style:name="P9" style:parent-style-name="Standard" style:family="paragraph">
      <style:text-properties style:font-name="Times New Roman" style:font-name-complex="Times New Roman"/>
    </style:style>
    <style:style style:name="P10" style:parent-style-name="Standard" style:family="paragraph">
      <style:text-properties style:font-name="Times New Roman" style:font-name-complex="Times New Roman"/>
    </style:style>
    <style:style style:name="P11" style:parent-style-name="Standard" style:family="paragraph">
      <style:text-properties style:font-name="Times New Roman" style:font-name-complex="Times New Roman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family="paragraph">
      <style:text-properties style:font-name="Times New Roman" style:font-name-complex="Times New Roman"/>
    </style:style>
    <style:style style:name="P16" style:parent-style-name="Standard" style:family="paragraph">
      <style:text-properties style:font-name="Times New Roman" style:font-name-complex="Times New Roman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</style:style>
    <style:style style:name="T24" style:parent-style-name="Основнойшрифтабзаца" style:family="text">
      <style:text-properties style:font-name="Times New Roman" style:font-name-complex="Times New Roman"/>
    </style:style>
    <style:style style:name="P25" style:parent-style-name="Standard" style:family="paragraph">
      <style:paragraph-properties fo:text-align="center" fo:line-height="68%" fo:margin-left="0.2479in">
        <style:tab-stops/>
      </style:paragraph-properties>
    </style:style>
    <style:style style:name="T26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27" style:parent-style-name="Standard" style:family="paragraph">
      <style:paragraph-properties fo:text-align="center" fo:margin-top="0.1666in" fo:line-height="150%"/>
    </style:style>
    <style:style style:name="T28" style:parent-style-name="Основнойшрифтабзаца" style:family="text">
      <style:text-properties style:font-name="Times New Roman" style:font-name-complex="Times New Roman"/>
    </style:style>
    <style:style style:name="T29" style:parent-style-name="Основнойшрифтабзаца" style:family="text">
      <style:text-properties style:font-name="Times New Roman" style:font-name-complex="Times New Roman"/>
    </style:style>
    <style:style style:name="P30" style:parent-style-name="Standard" style:family="paragraph">
      <style:paragraph-properties fo:text-align="center" fo:line-height="150%"/>
      <style:text-properties style:font-name="Times New Roman" style:font-name-complex="Times New Roman"/>
    </style:style>
    <style:style style:name="P31" style:parent-style-name="Standard" style:family="paragraph">
      <style:paragraph-properties fo:line-height="150%"/>
      <style:text-properties style:font-name="Times New Roman" style:font-name-complex="Times New Roman"/>
    </style:style>
    <style:style style:name="P32" style:parent-style-name="Standard" style:family="paragraph">
      <style:paragraph-properties fo:line-height="150%"/>
      <style:text-properties style:font-name="Times New Roman" style:font-name-complex="Times New Roman"/>
    </style:style>
    <style:style style:name="P33" style:parent-style-name="Standard" style:family="paragraph">
      <style:paragraph-properties fo:line-height="150%"/>
      <style:text-properties style:font-name="Times New Roman" style:font-name-complex="Times New Roman"/>
    </style:style>
    <style:style style:name="P34" style:parent-style-name="Standard" style:family="paragraph">
      <style:paragraph-properties fo:line-height="150%"/>
      <style:text-properties style:font-name="Times New Roman" style:font-name-complex="Times New Roman"/>
    </style:style>
    <style:style style:name="P35" style:parent-style-name="Standard" style:family="paragraph">
      <style:paragraph-properties fo:line-height="150%"/>
      <style:text-properties style:font-name="Times New Roman" style:font-name-complex="Times New Roman"/>
    </style:style>
    <style:style style:name="P36" style:parent-style-name="Standard" style:family="paragraph">
      <style:paragraph-properties fo:text-align="end" fo:margin-top="0.1666in" fo:line-height="150%"/>
    </style:style>
    <style:style style:name="T37" style:parent-style-name="Основнойшрифтабзаца" style:family="text">
      <style:text-properties style:font-name="Times New Roman" style:font-name-complex="Times New Roman"/>
    </style:style>
    <style:style style:name="P38" style:parent-style-name="Standard" style:family="paragraph">
      <style:paragraph-properties fo:text-align="end" fo:margin-top="0.1666in" fo:line-height="150%"/>
    </style:style>
    <style:style style:name="T39" style:parent-style-name="Основнойшрифтабзаца" style:family="text">
      <style:text-properties style:font-name="Times New Roman" style:font-name-complex="Times New Roman"/>
    </style:style>
    <style:style style:name="P40" style:parent-style-name="Standard" style:family="paragraph">
      <style:paragraph-properties fo:text-align="end" fo:margin-top="0.1666in" fo:line-height="150%"/>
    </style:style>
    <style:style style:name="T41" style:parent-style-name="Основнойшрифтабзаца" style:family="text">
      <style:text-properties style:font-name="Times New Roman" style:font-name-complex="Times New Roman"/>
    </style:style>
    <style:style style:name="T42" style:parent-style-name="Основнойшрифтабзаца" style:family="text">
      <style:text-properties style:font-name="Times New Roman" style:font-name-complex="Times New Roman" fo:language="en" fo:country="US"/>
    </style:style>
    <style:style style:name="T43" style:parent-style-name="Основнойшрифтабзаца" style:family="text">
      <style:text-properties style:font-name="Times New Roman" style:font-name-complex="Times New Roman"/>
    </style:style>
    <style:style style:name="P44" style:parent-style-name="Standard" style:family="paragraph">
      <style:paragraph-properties fo:text-align="end" fo:margin-top="0.1666in" fo:line-height="150%"/>
    </style:style>
    <style:style style:name="T45" style:parent-style-name="Основнойшрифтабзаца" style:family="text">
      <style:text-properties style:font-name="Times New Roman" style:font-name-complex="Times New Roman"/>
    </style:style>
    <style:style style:name="P46" style:parent-style-name="Standard" style:family="paragraph">
      <style:paragraph-properties fo:text-align="end" fo:margin-top="0.1666in" fo:line-height="150%"/>
    </style:style>
    <style:style style:name="T47" style:parent-style-name="Основнойшрифтабзаца" style:family="text">
      <style:text-properties style:font-name="Times New Roman" style:font-name-complex="Times New Roman"/>
    </style:style>
    <style:style style:name="P48" style:parent-style-name="ОбычныйИнтернет" style:family="paragraph">
      <style:paragraph-properties fo:text-align="end" fo:line-height="150%"/>
    </style:style>
    <style:style style:name="P49" style:parent-style-name="ОбычныйИнтернет" style:family="paragraph">
      <style:paragraph-properties fo:text-align="center" fo:line-height="150%"/>
    </style:style>
    <style:style style:name="P50" style:parent-style-name="ContentsHeading" style:family="paragraph">
      <style:paragraph-properties fo:text-align="center">
        <style:tab-stops>
          <style:tab-stop style:type="right" style:leader-style="dotted" style:leader-text="." style:position="6.7284in"/>
        </style:tab-stops>
      </style:paragraph-properties>
    </style:style>
    <style:style style:name="T51" style:parent-style-name="Основнойшрифтабзаца" style:family="text">
      <style:text-properties fo:color="#000000"/>
    </style:style>
    <style:style style:name="P52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3" style:parent-style-name="Основнойшрифтабзаца" style:family="text">
      <style:text-properties style:font-name-complex="Times New Roman"/>
    </style:style>
    <style:style style:name="P54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5" style:parent-style-name="Основнойшрифтабзаца" style:family="text">
      <style:text-properties fo:background-color="#FFFFFF" fo:language="ru" fo:country="KZ"/>
    </style:style>
    <style:style style:name="P56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7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8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9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60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61" style:parent-style-name="Standard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62" style:parent-style-name="Заголовок1" style:family="paragraph">
      <style:paragraph-properties fo:break-before="page" fo:margin-top="0in"/>
    </style:style>
    <style:style style:name="T63" style:parent-style-name="Основнойшрифтабзаца" style:family="text">
      <style:text-properties style:font-name-complex="Times New Roman"/>
    </style:style>
    <style:style style:name="P64" style:parent-style-name="Заголовок1" style:family="paragraph">
      <style:text-properties fo:background-color="#FFFFFF" fo:language="ru" fo:country="KZ"/>
    </style:style>
    <style:style style:name="P65" style:parent-style-name="Заголовок1" style:family="paragraph">
      <style:text-properties fo:background-color="#FFFFFF" fo:language="ru" fo:country="KZ"/>
    </style:style>
    <style:style style:name="P66" style:parent-style-name="Заголовок1" style:family="paragraph">
      <style:text-properties fo:background-color="#FFFFFF" fo:language="ru" fo:country="KZ"/>
    </style:style>
    <style:style style:name="P67" style:parent-style-name="Заголовок1" style:family="paragraph">
      <style:text-properties fo:background-color="#FFFFFF" fo:language="ru" fo:country="KZ"/>
    </style:style>
    <style:style style:name="P68" style:parent-style-name="Заголовок1" style:family="paragraph">
      <style:text-properties fo:background-color="#FFFFFF" fo:language="ru" fo:country="KZ"/>
    </style:style>
    <style:style style:name="P69" style:parent-style-name="Заголовок1" style:family="paragraph">
      <style:text-properties fo:background-color="#FFFFFF" fo:language="ru" fo:country="KZ"/>
    </style:style>
    <style:style style:name="P70" style:parent-style-name="Заголовок1" style:family="paragraph">
      <style:text-properties fo:background-color="#FFFFFF" fo:language="ru" fo:country="KZ"/>
    </style:style>
    <style:style style:name="P71" style:parent-style-name="Заголовок1" style:family="paragraph">
      <style:text-properties fo:background-color="#FFFFFF" fo:language="ru" fo:country="KZ"/>
    </style:style>
    <style:style style:name="P72" style:parent-style-name="Обычный" style:family="paragraph">
      <style:paragraph-properties fo:break-before="page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Гиперссылка" style:family="text">
      <style:text-properties fo:language="en" fo:country="US"/>
    </style:style>
    <style:style style:name="T75" style:parent-style-name="Гиперссылка" style:family="text">
      <style:text-properties fo:language="en" fo:country="US"/>
    </style:style>
    <style:style style:name="T76" style:parent-style-name="Гиперссылка" style:family="text">
      <style:text-properties fo:language="en" fo:country="US"/>
    </style:style>
    <style:style style:name="T77" style:parent-style-name="Гиперссылка" style:family="text">
      <style:text-properties fo:language="en" fo:country="US"/>
    </style:style>
    <style:style style:name="T78" style:parent-style-name="Гиперссылка" style:family="text">
      <style:text-properties fo:language="en" fo:country="US"/>
    </style:style>
    <style:style style:name="T79" style:parent-style-name="Гиперссылка" style:family="text">
      <style:text-properties fo:language="en" fo:country="US"/>
    </style:style>
    <style:style style:name="T80" style:parent-style-name="Гиперссылка" style:family="text">
      <style:text-properties fo:language="en" fo:country="US"/>
    </style:style>
    <style:style style:name="T81" style:parent-style-name="Гиперссылка" style:family="text">
      <style:text-properties fo:language="en" fo:country="US"/>
    </style:style>
    <style:style style:name="T82" style:parent-style-name="Гиперссылка" style:family="text">
      <style:text-properties fo:language="en" fo:country="US"/>
    </style:style>
    <style:style style:name="T83" style:parent-style-name="Гиперссылка" style:family="text">
      <style:text-properties fo:language="en" fo:country="US"/>
    </style:style>
    <style:style style:name="T84" style:parent-style-name="Гиперссылка" style:family="text">
      <style:text-properties fo:language="en" fo:country="US"/>
    </style:style>
    <style:style style:name="T85" style:parent-style-name="Гиперссылка" style:family="text">
      <style:text-properties fo:language="en" fo:country="US"/>
    </style:style>
    <style:style style:name="T86" style:parent-style-name="Гиперссылка" style:family="text">
      <style:text-properties fo:language="en" fo:country="US"/>
    </style:style>
    <style:style style:name="T87" style:parent-style-name="Гиперссылка" style:family="text">
      <style:text-properties fo:language="en" fo:country="US"/>
    </style:style>
    <style:style style:name="T88" style:parent-style-name="Гиперссылка" style:family="text">
      <style:text-properties fo:language="en" fo:country="US"/>
    </style:style>
    <style:style style:name="T89" style:parent-style-name="Гиперссылка" style:family="text">
      <style:text-properties fo:language="en" fo:country="US"/>
    </style:style>
    <style:style style:name="T90" style:parent-style-name="Гиперссылка" style:family="text">
      <style:text-properties fo:language="en" fo:country="US"/>
    </style:style>
    <style:style style:name="T91" style:parent-style-name="Гиперссылка" style:family="text">
      <style:text-properties fo:language="en" fo:country="US"/>
    </style:style>
    <style:style style:name="T92" style:parent-style-name="Гиперссылка" style:family="text">
      <style:text-properties fo:language="en" fo:country="US"/>
    </style:style>
    <style:style style:name="T93" style:parent-style-name="Гиперссылка" style:family="text">
      <style:text-properties fo:language="en" fo:country="US"/>
    </style:style>
    <style:style style:name="T94" style:parent-style-name="Гиперссылка" style:family="text">
      <style:text-properties fo:language="en" fo:country="US"/>
    </style:style>
    <style:style style:name="T95" style:parent-style-name="Гиперссылка" style:family="text">
      <style:text-properties fo:language="en" fo:country="US"/>
    </style:style>
    <style:style style:name="T96" style:parent-style-name="Гиперссылка" style:family="text">
      <style:text-properties fo:language="en" fo:country="US"/>
    </style:style>
    <style:style style:name="T97" style:parent-style-name="Гиперссылка" style:family="text">
      <style:text-properties fo:language="en" fo:country="US"/>
    </style:style>
    <style:style style:name="T98" style:parent-style-name="Гиперссылка" style:family="text">
      <style:text-properties fo:language="en" fo:country="US"/>
    </style:style>
    <style:style style:name="T99" style:parent-style-name="Гиперссылка" style:family="text">
      <style:text-properties fo:language="en" fo:country="US"/>
    </style:style>
    <style:style style:name="T100" style:parent-style-name="Гиперссылка" style:family="text">
      <style:text-properties fo:language="en" fo:country="US"/>
    </style:style>
    <style:style style:name="T101" style:parent-style-name="Гиперссылка" style:family="text">
      <style:text-properties fo:language="en" fo:country="US"/>
    </style:style>
    <style:style style:name="T102" style:parent-style-name="Гиперссылка" style:family="text">
      <style:text-properties fo:language="en" fo:country="US"/>
    </style:style>
    <style:style style:name="T103" style:parent-style-name="Гиперссылка" style:family="text">
      <style:text-properties fo:language="en" fo:country="US"/>
    </style:style>
    <style:style style:name="T104" style:parent-style-name="Гиперссылка" style:family="text">
      <style:text-properties fo:language="en" fo:country="US"/>
    </style:style>
    <style:style style:name="T105" style:parent-style-name="Гиперссылка" style:family="text">
      <style:text-properties fo:language="en" fo:country="US"/>
    </style:style>
    <style:style style:name="T106" style:parent-style-name="Гиперссылка" style:family="text">
      <style:text-properties fo:language="en" fo:country="US"/>
    </style:style>
    <style:style style:name="T107" style:parent-style-name="Гиперссылка" style:family="text">
      <style:text-properties fo:language="en" fo:country="US"/>
    </style:style>
    <style:style style:name="T108" style:parent-style-name="Гиперссылка" style:family="text">
      <style:text-properties fo:language="en" fo:country="US"/>
    </style:style>
    <style:style style:name="T109" style:parent-style-name="Гиперссылка" style:family="text">
      <style:text-properties fo:language="en" fo:country="US"/>
    </style:style>
    <style:style style:name="T110" style:parent-style-name="Гиперссылка" style:family="text">
      <style:text-properties fo:language="en" fo:country="US"/>
    </style:style>
    <style:style style:name="T111" style:parent-style-name="Гиперссылка" style:family="text">
      <style:text-properties fo:language="en" fo:country="US"/>
    </style:style>
    <style:style style:name="T112" style:parent-style-name="Гиперссылка" style:family="text">
      <style:text-properties fo:language="en" fo:country="US"/>
    </style:style>
    <style:style style:name="T113" style:parent-style-name="Гиперссылка" style:family="text">
      <style:text-properties fo:language="en" fo:country="US"/>
    </style:style>
    <style:style style:name="T114" style:parent-style-name="Гиперссылка" style:family="text">
      <style:text-properties fo:language="en" fo:country="US"/>
    </style:style>
    <style:style style:name="T115" style:parent-style-name="Гиперссылка" style:family="text">
      <style:text-properties fo:language="en" fo:country="US"/>
    </style:style>
    <style:style style:name="T116" style:parent-style-name="Гиперссылка" style:family="text">
      <style:text-properties fo:language="en" fo:country="US"/>
    </style:style>
    <style:style style:name="T117" style:parent-style-name="Гиперссылка" style:family="text">
      <style:text-properties fo:language="en" fo:country="US"/>
    </style:style>
    <style:style style:name="T118" style:parent-style-name="Гиперссылка" style:family="text">
      <style:text-properties fo:language="en" fo:country="US"/>
    </style:style>
    <style:style style:name="T119" style:parent-style-name="Гиперссылка" style:family="text">
      <style:text-properties fo:language="en" fo:country="US"/>
    </style:style>
    <style:style style:name="T120" style:parent-style-name="Гиперссылка" style:family="text">
      <style:text-properties fo:language="en" fo:country="US"/>
    </style:style>
    <style:style style:name="T121" style:parent-style-name="Гиперссылка" style:family="text">
      <style:text-properties fo:language="en" fo:country="US"/>
    </style:style>
    <style:style style:name="T122" style:parent-style-name="Гиперссылка" style:family="text">
      <style:text-properties fo:language="en" fo:country="US"/>
    </style:style>
    <style:style style:name="T123" style:parent-style-name="Гиперссылка" style:family="text">
      <style:text-properties fo:language="en" fo:country="US"/>
    </style:style>
    <style:style style:name="T124" style:parent-style-name="Гиперссылка" style:family="text">
      <style:text-properties fo:language="en" fo:country="US"/>
    </style:style>
    <style:style style:name="T125" style:parent-style-name="Гиперссылка" style:family="text">
      <style:text-properties fo:language="en" fo:country="US"/>
    </style:style>
    <style:style style:name="T126" style:parent-style-name="Гиперссылка" style:family="text">
      <style:text-properties fo:language="en" fo:country="US"/>
    </style:style>
    <style:style style:name="T127" style:parent-style-name="Гиперссылка" style:family="text">
      <style:text-properties fo:language="en" fo:country="US"/>
    </style:style>
    <style:style style:name="T128" style:parent-style-name="Гиперссылка" style:family="text">
      <style:text-properties fo:language="en" fo:country="US"/>
    </style:style>
    <style:style style:name="T129" style:parent-style-name="Гиперссылка" style:family="text">
      <style:text-properties fo:language="en" fo:country="US"/>
    </style:style>
    <style:style style:name="T130" style:parent-style-name="Гиперссылка" style:family="text">
      <style:text-properties fo:language="en" fo:country="US"/>
    </style:style>
    <style:style style:name="T131" style:parent-style-name="Гиперссылка" style:family="text">
      <style:text-properties fo:language="en" fo:country="US"/>
    </style:style>
    <style:style style:name="T132" style:parent-style-name="Гиперссылка" style:family="text">
      <style:text-properties fo:language="en" fo:country="US"/>
    </style:style>
    <style:style style:name="T133" style:parent-style-name="Гиперссылка" style:family="text">
      <style:text-properties fo:language="en" fo:country="US"/>
    </style:style>
    <style:style style:name="P134" style:parent-style-name="Standard" style:family="paragraph">
      <style:paragraph-properties fo:break-before="page"/>
    </style:style>
    <style:style style:name="T135" style:parent-style-name="Основнойшрифтабзаца" style:family="text">
      <style:text-properties style:font-name-asian="TimesNewRomanPSMT"/>
    </style:style>
  </office:automatic-styles>
  <office:body>
    <office:text text:use-soft-page-breaks="true">
      <text:p text:style-name="P1"><text:span text:style-name="T6">Факультет Программной Инженерии и Компьютерной Техники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Лабораторная работа №</text:span><text:span text:style-name="T22">2</text:span></text:p>
      <text:p text:style-name="P23"><text:span text:style-name="T24">По дисциплине</text:span></text:p>
      <text:p text:style-name="P25"><text:span text:style-name="T26">“Базы данных”</text:span></text:p>
      <text:p text:style-name="P27"><text:span text:style-name="T28">Вариант<text:s/></text:span><text:span text:style-name="T29">8991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7">Выполнил:</text:span></text:p>
      <text:p text:style-name="P38"><text:span text:style-name="T39">Девятых Павел Леонидович</text:span></text:p>
      <text:p text:style-name="P40"><text:span text:style-name="T41">Группа<text:s/></text:span><text:span text:style-name="T42">P</text:span><text:span text:style-name="T43">3110</text:span></text:p>
      <text:p text:style-name="P44"><text:span text:style-name="T45">Проверил:</text:span></text:p>
      <text:p text:style-name="P46"><text:span text:style-name="T47">Гаврилов Антон Валерьевич</text:span></text:p>
      <text:p text:style-name="P48">Преподаватель практики</text:p>
      <text:p text:style-name="P49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0"><text:span text:style-name="T51">Содержание</text:span></text:p>
          <text:p text:style-name="P52"><text:a xlink:href="#_Toc191501180" office:target-frame-name="_top" xlink:show="replace"><text:span text:style-name="T53">Задание</text:span><text:tab/>3</text:a></text:p>
          <text:p text:style-name="P54"><text:a xlink:href="#_Toc191501181" office:target-frame-name="_top" xlink:show="replace"><text:span text:style-name="T55">Описание предметной области</text:span><text:tab/>3</text:a></text:p>
          <text:p text:style-name="P56"><text:a xlink:href="#_Toc191501182" office:target-frame-name="_top" xlink:show="replace">Список сущностей и их классификация<text:tab/>3</text:a></text:p>
          <text:p text:style-name="P57"><text:a xlink:href="#_Toc191501183" office:target-frame-name="_top" xlink:show="replace">Инфологическая модель<text:tab/>3</text:a></text:p>
          <text:p text:style-name="P58"><text:a xlink:href="#_Toc191501184" office:target-frame-name="_top" xlink:show="replace">Даталогическая модель<text:tab/>4</text:a></text:p>
          <text:p text:style-name="P59"><text:a xlink:href="#_Toc191501185" office:target-frame-name="_top" xlink:show="replace">Реализация даталогической модели на SQL<text:tab/>4</text:a></text:p>
          <text:p text:style-name="P60"><text:a xlink:href="#_Toc191501186" office:target-frame-name="_top" xlink:show="replace">Вывод<text:tab/>6</text:a></text:p>
          <text:p text:style-name="P61"/>
        </text:index-body>
      </text:table-of-content>
      <text:p text:style-name="Standard"/>
      <text:h text:style-name="P62" text:outline-level="1"><text:bookmark-start text:name="_Toc191501180"/><text:soft-page-break/><text:span text:style-name="T63">Задание</text:span><text:bookmark-end text:name="_Toc191501180"/></text:h>
      <text:h text:style-name="P64" text:outline-level="1"><text:bookmark-start text:name="_Toc191501181"/>Составить запросы на языке SQL (пункты 1-7).</text:h>
      <text:list text:style-name="LFO17" text:continue-numbering="true">
        <text:list-item>
          <text:p text:style-name="P65">Сделать запрос для получения атрибутов из указанных таблиц, применив фильтры по указанным условиям:<text:line-break/>Таблицы: Н_ЛЮДИ, Н_СЕССИЯ.<text:line-break/>Вывести атрибуты: Н_ЛЮДИ.ИМЯ, Н_СЕССИЯ.ИД.<text:line-break/>Фильтры (AND):<text:line-break/>a) Н_ЛЮДИ.ИМЯ &gt; Александр.<text:line-break/>b) Н_СЕССИЯ.УЧГОД &gt; 2001/2002.<text:line-break/>Вид соединения: LEFT JOIN.</text:p>
        </text:list-item>
      </text:list>
      <text:list text:style-name="LFO17" text:continue-numbering="true">
        <text:list-item>
          <text:p text:style-name="P66">Сделать запрос для получения атрибутов из указанных таблиц, применив фильтры по указанным условиям:<text:line-break/>Таблицы: Н_ЛЮДИ, Н_ОБУЧЕНИЯ, Н_УЧЕНИКИ.<text:line-break/>Вывести атрибуты: Н_ЛЮДИ.ИД, Н_ОБУЧЕНИЯ.ЧЛВК_ИД, Н_УЧЕНИКИ.НАЧАЛО.<text:line-break/>Фильтры: (AND)<text:line-break/>a) Н_ЛЮДИ.ИД &gt; 163484.<text:line-break/>b) Н_ОБУЧЕНИЯ.ЧЛВК_ИД = 163484.<text:line-break/>c) Н_УЧЕНИКИ.ИД = 100410.<text:line-break/>Вид соединения: LEFT JOIN.</text:p>
        </text:list-item>
      </text:list>
      <text:list text:style-name="LFO17" text:continue-numbering="true">
        <text:list-item>
          <text:p text:style-name="P67">Вывести число студентов ФКТИУ, которые не имеет отчества.<text:line-break/>Ответ должен содержать только одно число.</text:p>
        </text:list-item>
      </text:list>
      <text:list text:style-name="LFO17" text:continue-numbering="true">
        <text:list-item>
          <text:p text:style-name="P68">Найти группы, в которых в 2011 году было ровно 5 обучающихся студентов на кафедре вычислительной техники.<text:line-break/>Для реализации использовать подзапрос.</text:p>
        </text:list-item>
      </text:list>
      <text:list text:style-name="LFO17" text:continue-numbering="true">
        <text:list-item>
          <text:p text:style-name="P69">Выведите таблицу со средним возрастом студентов во всех группах (Группа, Средний возраст), где средний возраст меньше максимального возраста в группе 1100.</text:p>
        </text:list-item>
      </text:list>
      <text:list text:style-name="LFO17" text:continue-numbering="true">
        <text:list-item>
          <text:p text:style-name="P70">Получить список студентов, зачисленных ровно первого сентября 2012 года на первый курс очной или заочной формы обучения. В результат включить:<text:line-break/>номер группы;<text:line-break/>номер, фамилию, имя и отчество студента;<text:line-break/>номер и состояние пункта приказа;<text:line-break/>Для реализации использовать подзапрос с IN.</text:p>
        </text:list-item>
      </text:list>
      <text:list text:style-name="LFO17" text:continue-numbering="true">
        <text:list-item>
          <text:p text:style-name="P71">Сформировать запрос для получения числа на ФКТИУ отличников.</text:p>
        </text:list-item>
      </text:list>
      <text:p text:style-name="Standard"><text:bookmark-end text:name="_Toc191501181"/></text:p>
      <text:p text:style-name="P72"/>
      <text:soft-page-break/>
      <text:p text:style-name="Standard">Реализация запросов на<text:s/><text:span text:style-name="T73">SQL</text:span></text:p>
      <text:p text:style-name="Обычный">1)<text:s/><text:a xlink:href="https://github.com/MAZER-shadow/VT-Labs/blob/main/DB/2/script1.sql" office:target-frame-name="_top" xlink:show="replace"><text:span text:style-name="Гиперссылка">https://github.com/MAZER-shadow/VT-Labs/blob/main/DB/2/script1.sql</text:span></text:a><text:s/></text:p>
      <text:p text:style-name="Обычный">2)<text:s/><text:a xlink:href="https://github.com/MAZER-shadow/VT-Labs/blob/main/DB/2/script2.sql" office:target-frame-name="_top" xlink:show="replace"><text:span text:style-name="Гиперссылка">https://github.com/MAZER-shadow/VT-Labs/blob/main/DB/2/script2.sql</text:span></text:a><text:s/></text:p>
      <text:p text:style-name="Обычный">3)<text:s/><text:a xlink:href="https://github.com/MAZER-shadow/VT-Labs/blob/main/DB/2/script3.sql" office:target-frame-name="_top" xlink:show="replace"><text:span text:style-name="T74">https</text:span><text:span text:style-name="Гиперссылка">://</text:span><text:span text:style-name="T75">github</text:span><text:span text:style-name="Гиперссылка">.</text:span><text:span text:style-name="T76">com</text:span><text:span text:style-name="Гиперссылка">/</text:span><text:span text:style-name="T77">MAZER</text:span><text:span text:style-name="Гиперссылка">-</text:span><text:span text:style-name="T78">shadow</text:span><text:span text:style-name="Гиперссылка">/</text:span><text:span text:style-name="T79">VT</text:span><text:span text:style-name="Гиперссылка">-</text:span><text:span text:style-name="T80">Labs</text:span><text:span text:style-name="Гиперссылка">/</text:span><text:span text:style-name="T81">blob</text:span><text:span text:style-name="Гиперссылка">/</text:span><text:span text:style-name="T82">main</text:span><text:span text:style-name="Гиперссылка">/</text:span><text:span text:style-name="T83">DB</text:span><text:span text:style-name="Гиперссылка">/2/</text:span><text:span text:style-name="T84">script</text:span><text:span text:style-name="Гиперссылка">3.</text:span><text:span text:style-name="T85">sql</text:span></text:a><text:s/></text:p>
      <text:p text:style-name="Обычный">4)<text:s/><text:a xlink:href="https://github.com/MAZER-shadow/VT-Labs/blob/main/DB/2/script4.sql" office:target-frame-name="_top" xlink:show="replace"><text:span text:style-name="T86">https</text:span><text:span text:style-name="Гиперссылка">://</text:span><text:span text:style-name="T87">github</text:span><text:span text:style-name="Гиперссылка">.</text:span><text:span text:style-name="T88">com</text:span><text:span text:style-name="Гиперссылка">/</text:span><text:span text:style-name="T89">MAZER</text:span><text:span text:style-name="Гиперссылка">-</text:span><text:span text:style-name="T90">shadow</text:span><text:span text:style-name="Гиперссылка">/</text:span><text:span text:style-name="T91">VT</text:span><text:span text:style-name="Гиперссылка">-</text:span><text:span text:style-name="T92">Labs</text:span><text:span text:style-name="Гиперссылка">/</text:span><text:span text:style-name="T93">blob</text:span><text:span text:style-name="Гиперссылка">/</text:span><text:span text:style-name="T94">main</text:span><text:span text:style-name="Гиперссылка">/</text:span><text:span text:style-name="T95">DB</text:span><text:span text:style-name="Гиперссылка">/2/</text:span><text:span text:style-name="T96">script</text:span><text:span text:style-name="Гиперссылка">4.</text:span><text:span text:style-name="T97">sql</text:span></text:a><text:s/></text:p>
      <text:p text:style-name="Обычный">5)<text:s/><text:a xlink:href="https://github.com/MAZER-shadow/VT-Labs/blob/main/DB/2/script5.sql" office:target-frame-name="_top" xlink:show="replace"><text:span text:style-name="T98">https</text:span><text:span text:style-name="Гиперссылка">://</text:span><text:span text:style-name="T99">github</text:span><text:span text:style-name="Гиперссылка">.</text:span><text:span text:style-name="T100">com</text:span><text:span text:style-name="Гиперссылка">/</text:span><text:span text:style-name="T101">MAZER</text:span><text:span text:style-name="Гиперссылка">-</text:span><text:span text:style-name="T102">shadow</text:span><text:span text:style-name="Гиперссылка">/</text:span><text:span text:style-name="T103">VT</text:span><text:span text:style-name="Гиперссылка">-</text:span><text:span text:style-name="T104">Labs</text:span><text:span text:style-name="Гиперссылка">/</text:span><text:span text:style-name="T105">blob</text:span><text:span text:style-name="Гиперссылка">/</text:span><text:span text:style-name="T106">main</text:span><text:span text:style-name="Гиперссылка">/</text:span><text:span text:style-name="T107">DB</text:span><text:span text:style-name="Гиперссылка">/2/</text:span><text:span text:style-name="T108">script</text:span><text:span text:style-name="Гиперссылка">5.</text:span><text:span text:style-name="T109">sql</text:span></text:a><text:s/></text:p>
      <text:p text:style-name="Обычный">6)<text:s/><text:a xlink:href="https://github.com/MAZER-shadow/VT-Labs/blob/main/DB/2/script6.sql" office:target-frame-name="_top" xlink:show="replace"><text:span text:style-name="T110">https</text:span><text:span text:style-name="Гиперссылка">://</text:span><text:span text:style-name="T111">github</text:span><text:span text:style-name="Гиперссылка">.</text:span><text:span text:style-name="T112">com</text:span><text:span text:style-name="Гиперссылка">/</text:span><text:span text:style-name="T113">MAZER</text:span><text:span text:style-name="Гиперссылка">-</text:span><text:span text:style-name="T114">shadow</text:span><text:span text:style-name="Гиперссылка">/</text:span><text:span text:style-name="T115">VT</text:span><text:span text:style-name="Гиперссылка">-</text:span><text:span text:style-name="T116">Labs</text:span><text:span text:style-name="Гиперссылка">/</text:span><text:span text:style-name="T117">blob</text:span><text:span text:style-name="Гиперссылка">/</text:span><text:span text:style-name="T118">main</text:span><text:span text:style-name="Гиперссылка">/</text:span><text:span text:style-name="T119">DB</text:span><text:span text:style-name="Гиперссылка">/2/</text:span><text:span text:style-name="T120">script</text:span><text:span text:style-name="Гиперссылка">6.</text:span><text:span text:style-name="T121">sql</text:span></text:a><text:s/></text:p>
      <text:p text:style-name="Обычный">7)<text:s/><text:a xlink:href="https://github.com/MAZER-shadow/VT-Labs/blob/main/DB/2/script7.sql" office:target-frame-name="_top" xlink:show="replace"><text:span text:style-name="T122">https</text:span><text:span text:style-name="Гиперссылка">://</text:span><text:span text:style-name="T123">github</text:span><text:span text:style-name="Гиперссылка">.</text:span><text:span text:style-name="T124">com</text:span><text:span text:style-name="Гиперссылка">/</text:span><text:span text:style-name="T125">MAZER</text:span><text:span text:style-name="Гиперссылка">-</text:span><text:span text:style-name="T126">shadow</text:span><text:span text:style-name="Гиперссылка">/</text:span><text:span text:style-name="T127">VT</text:span><text:span text:style-name="Гиперссылка">-</text:span><text:span text:style-name="T128">Labs</text:span><text:span text:style-name="Гиперссылка">/</text:span><text:span text:style-name="T129">blob</text:span><text:span text:style-name="Гиперссылка">/</text:span><text:span text:style-name="T130">main</text:span><text:span text:style-name="Гиперссылка">/</text:span><text:span text:style-name="T131">DB</text:span><text:span text:style-name="Гиперссылка">/2/</text:span><text:span text:style-name="T132">script</text:span><text:span text:style-name="Гиперссылка">7.</text:span><text:span text:style-name="T133">sql</text:span></text:a><text:s/></text:p>
      <text:p text:style-name="P134"/>
      <text:p text:style-name="Standard"><text:bookmark-start text:name="_Toc191501186"/>Вывод<text:bookmark-end text:name="_Toc191501186"/></text:p>
      <text:p text:style-name="ОбычныйИнтернет"><text:span text:style-name="T135">В ходе выполнения лабораторной работы были успешно реализованы и протестированы различные SQL-запросы для работы с базой данных учебного заведения. Основные задачи включали в себя извлечение данных из нескольких таблиц с использованием различных видов соединений (LEFT JOIN), применение фильтров для выборки данных по заданным условиям, а также использование подзапросов для выполнения сложных аналитических задач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NewRomanPSMT" svg:font-family="TimesNewRomanPSMT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Безинтервала" style:next-style-name="Standard" style:default-outline-level="1">
      <style:paragraph-properties fo:keep-with-next="always" fo:keep-together="always" fo:margin-top="0.1666in" fo:margin-bottom="0.0833in"/>
      <style:text-properties style:font-name="Times New Roman" fo:font-weight="bold" style:font-weight-asian="bold" fo:color="#000000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Times New Roman" fo:color="#000000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Безинтервала" style:display-name="Без интервала" style:family="paragraph">
      <style:paragraph-properties fo:widows="2" fo:orphans="2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margin-top="0.3333in" fo:line-height="115%"/>
      <style:text-properties style:font-name="Calibri Light" style:font-name-asian="Calibri Light" style:font-name-complex="Calibri Light" style:font-weight-complex="bold" fo:color="#2F5496" fo:font-size="14pt" style:font-size-asian="14pt" style:font-size-complex="14pt" style:language-asian="ru" style:country-asian="RU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0833in"/>
      <style:text-properties style:font-name-complex="Calibri" fo:font-weight="bold" style:font-weight-asian="bold" style:font-weight-complex="bold" fo:font-style="italic" style:font-style-asian="italic" style:font-style-complex="italic" fo:hyphenate="false"/>
    </style:style>
    <style:style style:name="Contents2" style:display-name="Contents 2" style:family="paragraph" style:parent-style-name="Standard" style:next-style-name="Standard" style:auto-update="true">
      <style:paragraph-properties fo:margin-top="0.0833in" fo:margin-left="0.1666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 fo:hyphenate="false"/>
    </style:style>
    <style:style style:name="Contents3" style:display-name="Contents 3" style:family="paragraph" style:parent-style-name="Standard" style:next-style-name="Standard" style:auto-update="true">
      <style:paragraph-properties fo:margin-left="0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 style:auto-update="true">
      <style:paragraph-properties fo:margin-left="0.5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5" style:display-name="Contents 5" style:family="paragraph" style:parent-style-name="Standard" style:next-style-name="Standard" style:auto-update="true">
      <style:paragraph-properties fo:margin-left="0.6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6" style:display-name="Contents 6" style:family="paragraph" style:parent-style-name="Standard" style:next-style-name="Standard" style:auto-update="true">
      <style:paragraph-properties fo:margin-left="0.8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7" style:display-name="Contents 7" style:family="paragraph" style:parent-style-name="Standard" style:next-style-name="Standard" style:auto-update="true">
      <style:paragraph-properties fo:margin-left="1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8" style:display-name="Contents 8" style:family="paragraph" style:parent-style-name="Standard" style:next-style-name="Standard" style:auto-update="true">
      <style:paragraph-properties fo:margin-left="1.1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9" style:display-name="Contents 9" style:family="paragraph" style:parent-style-name="Standard" style:next-style-name="Standard" style:auto-update="true">
      <style:paragraph-properties fo:margin-left="1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Calibri" style:font-name-complex="Noto Sans Arabic" fo:font-weight="bold" style:font-weight-asian="bold" fo:color="#000000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Calibri" style:font-name-complex="Noto Sans Arabic" fo:color="#000000" style:font-size-complex="13pt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666666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омерстраницы" style:display-name="Номер страницы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IndexLink" style:display-name="Index Link" style:family="text"/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8LVL1" style:family="text">
      <style:text-properties style:font-name="Symbol"/>
    </style:style>
    <style:style style:name="WW_CharLFO8LVL2" style:family="text">
      <style:text-properties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1" style:display-name="WWNum11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 fo:text-align="center"/>
      <style:text-properties style:font-name="Times New Roman" style:font-name-complex="Times New Roman"/>
    </style:style>
    <style:style style:name="P3" style:parent-style-name="Standard" style:family="paragraph">
      <style:paragraph-properties fo:text-align="center" fo:margin-top="0.1666in" fo:line-height="150%"/>
    </style:style>
    <style:style style:name="T4" style:parent-style-name="Основнойшрифтабзаца" style:family="text">
      <style:text-properties style:font-name="Times New Roman" style:font-name-complex="Times New Roman"/>
    </style:style>
    <style:style style:name="T5" style:parent-style-name="Основнойшрифтабзаца" style:family="text">
      <style:text-properties style:font-name="Times New Roman" style:font-name-complex="Times New Roman" fo:language="en" fo:country="US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header>
        <text:p text:style-name="Верхнийколонтитул"/>
      </style:header>
      <style:footer>
        <text:p text:style-name="Нижнийколонтитул"><draw:frame draw:z-index="251659264" draw:id="id0" draw:style-name="a0" draw:name="Frame2" text:anchor-type="paragraph" svg:x="0in" svg:y="0.0008in" svg:width="0.01597in" svg:height="0.01597in" style:rel-width="scale" style:rel-height="scale"><draw:text-box><text:p text:style-name="Нижнийколонтитул"><text:span text:style-name="Номерстраницы"><text:page-number text:fixed="false">8</text:page-number></text:span></text:p></draw:text-box><svg:title/><svg:desc/></draw:frame></text:p>
      </style:footer>
      <style:header-first>
        <text:p text:style-name="P2">Федеральное государственное автономное образовательное учреждение высшего образования «Национальный исследовательский университет ИТМО»</text:p>
      </style:header-first>
      <style:footer-first>
        <text:p text:style-name="P3"><text:span text:style-name="T4">Санкт-Петербург 202</text:span><text:span text:style-name="T5">5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Microsoft Office User</meta:initial-creator>
    <dc:creator>Девятых Павел Леонидович</dc:creator>
    <meta:creation-date>2025-03-09T17:42:00Z</meta:creation-date>
    <dc:date>2025-03-09T17:42:00Z</dc:date>
    <meta:print-date>2023-11-27T06:50:00Z</meta:print-date>
    <meta:template xlink:href="Normal.dotm" xlink:type="simple"/>
    <meta:editing-cycles>2</meta:editing-cycles>
    <meta:editing-duration>PT60S</meta:editing-duration>
    <meta:user-defined meta:name="AppVersion">16.0000</meta:user-defined>
    <meta:document-statistic meta:page-count="5" meta:paragraph-count="7" meta:word-count="536" meta:character-count="3590" meta:row-count="25" meta:non-whitespace-character-count="3061"/>
  </office:meta>
</office:document-meta>
</file>